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02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Manejo avanzado del procesador de textos para elaborar documentos profesionales. Configuración del entorno y personalización de la interfaz. Formato de carácter, párrafo y página. Estilos, tablas, imágenes y objetos. Revisión ortográfica y gramatical. Importación y exportación entre formatos DOCX, ODT y PDF. Uso de periféricos para introducción de textos e imágenes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20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1.er trimestre – semanas 4-7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2 – Elabora documentos y plantillas, describiendo y aplicando las opciones avanzadas de procesadores de textos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a) Se ha personalizado las opciones de software y barra de herramientas.</text:span></text:p>
              </text:list-item>
              <text:list-item>
                <text:p text:style-name="P1"><text:span text:style-name="T3">c) Se han utilizado aplicaciones y periféricos para introducir textos e imágenes.</text:span></text:p>
              </text:list-item>
              <text:list-item>
                <text:p text:style-name="P1"><text:span text:style-name="T3">d) Se han importado y exportado documentos creados con otras aplicaciones y formatos.</text:span></text:p>
              </text:list-item>
              <text:list-item>
                <text:p text:style-name="P1"><text:span text:style-name="T3">e) Se han utilizado opciones de seguridad y protección del documento.</text:span></text:p>
              </text:list-item>
              <text:list-item>
                <text:p text:style-name="P1"><text:span text:style-name="T3">f) Se han realizado documentos con contenido multimedi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Entorno del procesador de textos: personalización de interfaz, barras y atajos de teclado.</text:span></text:p>
              </text:list-item>
              <text:list-item>
                <text:p text:style-name="P1"><text:span text:style-name="T3">2. Formato de carácter: fuente, tamaño, color, efectos y espaciado.</text:span></text:p>
              </text:list-item>
              <text:list-item>
                <text:p text:style-name="P1"><text:span text:style-name="T3">3. Formato de párrafo: alineación, interlineado, sangría, tabulaciones y listas.</text:span></text:p>
              </text:list-item>
              <text:list-item>
                <text:p text:style-name="P1"><text:span text:style-name="T3">4. Formato de página: tamaño, márgenes, orientación, encabezado y pie de página.</text:span></text:p>
              </text:list-item>
              <text:list-item>
                <text:p text:style-name="P1"><text:span text:style-name="T3">5. Estilos de texto: aplicación, modificación y creación de estilos propios.</text:span></text:p>
              </text:list-item>
              <text:list-item>
                <text:p text:style-name="P1"><text:span text:style-name="T3">6. Inserción de tablas: creación, formato y operaciones con filas y columnas.</text:span></text:p>
              </text:list-item>
              <text:list-item>
                <text:p text:style-name="P1"><text:span text:style-name="T3">7. Inserción de imágenes y objetos: ajuste de texto, capas y posicionamiento.</text:span></text:p>
              </text:list-item>
              <text:list-item>
                <text:p text:style-name="P1"><text:span text:style-name="T3">8. Revisión ortográfica y gramatical: corrector automático y diccionarios personalizados.</text:span></text:p>
              </text:list-item>
              <text:list-item>
                <text:p text:style-name="P1"><text:span text:style-name="T3">9. Importación y exportación: DOCX, ODT, PDF y texto plano.</text:span></text:p>
              </text:list-item>
              <text:list-item>
                <text:p text:style-name="P1"><text:span text:style-name="T3">10. Protección de documentos: restricción de edición y marcas de agua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Escáner para captura de imágenes.</text:span></text:p>
              </text:list-item>
              <text:list-item>
                <text:p text:style-name="P1"><text:span text:style-name="T3">Modelos de documentos profesionales (contratos, informes, cartas)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análisis de un documento profesional real.</text:span></text:p>
              </text:list-item>
              <text:list-item>
                <text:p text:style-name="P1"><text:span text:style-name="T3">2. Exposición teórica: entorno, formato de carácter y párrafo.</text:span></text:p>
              </text:list-item>
              <text:list-item>
                <text:p text:style-name="P1"><text:span text:style-name="T3">3. Demostración guiada: elaboración de un informe técnico con estilos y tabla.</text:span></text:p>
              </text:list-item>
              <text:list-item>
                <text:p text:style-name="P1"><text:span text:style-name="T3">4. Práctica autónoma: documento corporativo con imagen escaneada y tabla de datos.</text:span></text:p>
              </text:list-item>
              <text:list-item>
                <text:p text:style-name="P1"><text:span text:style-name="T3">5. Exportación a PDF y verificación de protección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documento corporativo con formato avanzado (65 %).</text:span></text:p>
            <text:p text:style-name="P3"><text:span text:style-name="T2">· Cuestionario: opciones de formato y compatibilidad de formatos (25 %).</text:span></text:p>
            <text:p text:style-name="P3"><text:span text:style-name="T2">· Observación directa / actitud (10 %).</text:span></text:p>
            <text:p text:style-name="P3"><text:span text:style-name="T2">Mínimo: documento exportado a PDF con estilos aplicados correctamente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Documento base preformateado para alumnado con dificultades.</text:span></text:p>
              </text:list-item>
              <text:list-item>
                <text:p text:style-name="P1"><text:span text:style-name="T3">Ampliación: documento maestro con subdocumentos enlazados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6.678000000</meta:creation-date>
    <dc:date>2026-04-23T07:49:46.678000000</dc:date>
    <meta:document-statistic meta:table-count="1" meta:image-count="0" meta:object-count="0" meta:page-count="1" meta:paragraph-count="89" meta:word-count="699" meta:character-count="4626" meta:non-whitespace-character-count="4056"/>
    <meta:generator>LibreOffice/24.2.7.2$Linux_X86_64 LibreOffice_project/420$Build-2</meta:generator>
  </office:meta>
</office:document-meta>
</file>